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406829449368164736"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371669647340190146"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939875665001822672"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9004740092483662169"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31">In the last week: 31.1 miles</text:p>
      <text:p text:style-name="P28"><text:soft-page-break/>Sat May 2, 2020 <text:span text:style-name="T1">4.5 miles</text:span></text:p>
      <text:p text:style-name="P28">I ran on the hilly 510 meter cemetery loop.</text:p>
      <text:p text:style-name="P28"><text:span text:style-name="T1">Warm up:</text:span> <text:s/>jog 0.25 miles</text:p>
      <text:p text:style-name="P28"><text:span text:style-name="T1">Run:</text:span> 1mile in 9:40 and rest about 4:00</text:p>
      <text:p text:style-name="P28">1 mile in 2:38 + 2:42 + 2:37 + 22s = 8:19 (total ascent 66 feet) and rest about 10:00 </text:p>
      <text:p text:style-name="P14">7 loops = 2.22 miles in 24:08 or 10:58/mile </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02T14:34:14.16</dc:date>
    <dc:creator>James Lombardi</dc:creator>
    <meta:editing-duration>P3DT9H37M37S</meta:editing-duration>
    <meta:editing-cycles>337</meta:editing-cycles>
    <meta:generator>OpenOffice/4.1.2$Win32 OpenOffice.org_project/412m3$Build-9782</meta:generator>
    <meta:document-statistic meta:table-count="0" meta:image-count="0" meta:object-count="0" meta:page-count="50" meta:paragraph-count="1314" meta:word-count="14335" meta:character-count="70841"/>
  </office:meta>
</office:document-meta>
</file>